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stance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llectionUtilsTests.containsInstanceWithNull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llectionUtilsTests.mergePrimitiveArrayIntoCollec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llectionUtilsTests.mergePropertiesInto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CollectionUtilsTests.is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ollectionUtilsTests.mergeArrayIntoCollec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llectionUtilsTests.containsInstanceWithNullColl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tance.equals( Object rh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ollectionUtilsTests.contai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ollectionUtilsTests.findFirst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Instance.Instanc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llectionUtilsTests.containsAn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CollectionUtilsTests.containsInstanceWithInstancesThatAreEqualButDistin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llectionUtilsTests.hasUnique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CollectionUtilsTests.containsInstanceWithSame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